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34A00000253DF58CA4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style:font-size-asian="42pt" style:font-size-complex="42pt"/>
    </style:style>
    <style:style style:name="P2" style:family="paragraph" style:parent-style-name="Standard">
      <style:paragraph-properties fo:text-align="center" style:justify-single-word="false"/>
      <style:text-properties fo:color="#bf0041" loext:opacity="100%" fo:font-size="42pt" fo:background-color="#fff5ce" style:font-size-asian="42pt" style:font-size-complex="42pt"/>
    </style:style>
    <style:style style:name="P3" style:family="paragraph" style:parent-style-name="Standard">
      <style:paragraph-properties fo:text-align="end" style:justify-single-word="false"/>
      <style:text-properties fo:font-size="13pt" officeooo:rsid="00192055" officeooo:paragraph-rsid="00192055" style:font-size-asian="11.3500003814697pt" style:font-size-complex="13pt"/>
    </style:style>
    <style:style style:name="P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3pt" officeooo:rsid="00192055" officeooo:paragraph-rsid="00192055" style:font-size-asian="11.3500003814697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1ca24e" officeooo:paragraph-rsid="001ca24e" style:font-size-asian="11.3500003814697pt" style:font-size-complex="13pt"/>
    </style:style>
    <style:style style:name="P7" style:family="paragraph" style:parent-style-name="Heading_20_1">
      <style:text-properties officeooo:rsid="001ca24e" officeooo:paragraph-rsid="001ca24e"/>
    </style:style>
    <style:style style:name="T1" style:family="text">
      <style:text-properties officeooo:rsid="001ca24e"/>
    </style:style>
    <style:style style:name="T2" style:family="text">
      <style:text-properties fo:color="#bf004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Memoria</text:span> del proyecto</text:p>
      <text:p text:style-name="P1"/>
      <text:p text:style-name="P1"/>
      <text:p text:style-name="P1"/>
      <text:p text:style-name="P1"/>
      <text:p text:style-name="P1"/>
      <text:p text:style-name="P3"><text:span text:style-name="T2">N</text:span>oelia Montes Romero</text:p>
      <text:p text:style-name="P3"><text:span text:style-name="T2">E</text:span>ric De la rosa Moya</text:p>
      <text:p text:style-name="P3"><text:span text:style-name="T2">C</text:span>hristopher Ayala Jurado</text:p>
      <text:p text:style-name="P3"><text:span text:style-name="T2">A</text:span>lejandro Samuel Coroiu</text:p>
      <text:p text:style-name="P3">1º de ASIR</text:p>
      <text:p text:style-name="P3"/>
      <text:p text:style-name="P3"/>
      <text:p text:style-name="P3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4"><text:a xlink:type="simple" xlink:href="#__RefHeading___Toc39_749186078" office:name="TITULO 1" text:style-name="Index_20_Link" text:visited-style-name="Index_20_Link">TITULO 1<text:tab/>3</text:a></text:p>
        </text:index-body>
      </text:table-of-content>
      <text:p text:style-name="P5"/>
      <text:p text:style-name="P5"/>
      <text:p text:style-name="P6">El sumario está configurado para poder actualizarlo de forma dinámica mientras se añaden encabezados a las págin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" text:outline-level="1" text:is-list-header="true"><text:bookmark-start text:name="__RefHeading___Toc39_749186078"/><text:soft-page-break/>TITULO 1<text:bookmark-end text:name="__RefHeading___Toc39_74918607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background-color="transparent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" text:anchor-type="char" svg:x="12.515cm" svg:y="-1.164cm" svg:width="3.112cm" svg:height="2.2cm" draw:z-index="1"><draw:image xlink:href="Pictures/100000010000034A00000253DF58CA4B.png" xlink:type="simple" xlink:show="embed" xlink:actuate="onLoad" draw:mime-type="image/png"/></draw:frame></text:p>
      </style:header>
      <style:footer>
        <text:p text:style-name="MP1"><text:bookmark-start text:name="PageNumWizard_FOOTER_Estilo de página predeterminado1"/><text:page-number text:select-page="current">3</text:page-number><text:bookmark-end text:name="PageNumWizard_FOOTER_Estilo de página predeterminado1"/></text:p>
      </style:footer>
      <style:footer-left>
        <text:p text:style-name="MP2"><text:bookmark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2:31:01.606484100</meta:creation-date>
    <dc:date>2026-03-05T19:41:32.116986600</dc:date>
    <meta:initial-creator>COROIU, ALEJANDRO SAMUEL</meta:initial-creator>
    <meta:editing-duration>PT16M48S</meta:editing-duration>
    <meta:generator>LibreOffice/25.8.4.2$Windows_X86_64 LibreOffice_project/290daaa01b999472f0c7a3890eb6a550fd74c6df</meta:generator>
    <meta:editing-cycles>2</meta:editing-cycles>
    <meta:print-date>2026-03-05T19:33:07.601046000</meta:print-date>
    <meta:printed-by>Archivos PDF</meta:printed-by>
    <meta:document-statistic meta:table-count="0" meta:image-count="1" meta:object-count="0" meta:page-count="3" meta:paragraph-count="11" meta:word-count="44" meta:character-count="257" meta:non-whitespace-character-count="224"/>
    <meta:user-defined meta:name="AppVersion">15.0000</meta:user-defined>
    <meta:template xlink:type="simple" xlink:actuate="onRequest" xlink:title="Normal.dotm" xlink:href=""/>
  </office:meta>
</office:document-meta>
</file>